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MB</text:p>
          </table:table-cell>
          <table:table-cell office:value-type="string" calcext:value-type="string">
            <text:p>Throughput (KB/S)</text:p>
          </table:table-cell>
          <table:table-cell table:style-name="ce1" office:value-type="string" calcext:value-type="string">
            <text:p>10MB</text:p>
          </table:table-cell>
          <table:table-cell office:value-type="string" calcext:value-type="string">
            <text:p>Throughput (KB/S)</text:p>
          </table:table-cell>
          <table:table-cell table:style-name="ce1" office:value-type="string" calcext:value-type="string">
            <text:p>100MB</text:p>
          </table:table-cell>
          <table:table-cell office:value-type="string" calcext:value-type="string">
            <text:p>Throughput (KB/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6.585" calcext:value-type="float">
            <text:p>3696.5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" calcext:value-type="float">
            <text:p>1</text:p>
          </table:table-cell>
          <table:table-cell office:value-type="float" office:value="3829.627" calcext:value-type="float">
            <text:p>3829.6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9.95" calcext:value-type="float">
            <text:p>3829.9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" calcext:value-type="float">
            <text:p>2</text:p>
          </table:table-cell>
          <table:table-cell office:value-type="float" office:value="3772.155" calcext:value-type="float">
            <text:p>3772.15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2.281" calcext:value-type="float">
            <text:p>3802.28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3" calcext:value-type="float">
            <text:p>3</text:p>
          </table:table-cell>
          <table:table-cell office:value-type="float" office:value="3828.522" calcext:value-type="float">
            <text:p>3828.5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73.576" calcext:value-type="float">
            <text:p>3773.57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4" calcext:value-type="float">
            <text:p>4</text:p>
          </table:table-cell>
          <table:table-cell office:value-type="float" office:value="3792.476" calcext:value-type="float">
            <text:p>3792.47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8.318" calcext:value-type="float">
            <text:p>3738.3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5" calcext:value-type="float">
            <text:p>5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724.395" calcext:value-type="float">
            <text:p>3724.39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3720.238" calcext:value-type="float">
            <text:p>3720.238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710.575" calcext:value-type="float">
            <text:p>3710.575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906.25" calcext:value-type="float">
            <text:p>3906.25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810.976" calcext:value-type="float">
            <text:p>3810.97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8.318" calcext:value-type="float">
            <text:p>3738.3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8" calcext:value-type="float">
            <text:p>8</text:p>
          </table:table-cell>
          <table:table-cell office:value-type="float" office:value="3810.976" calcext:value-type="float">
            <text:p>3810.97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1.343" calcext:value-type="float">
            <text:p>3731.34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9" calcext:value-type="float">
            <text:p>9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4.395" calcext:value-type="float">
            <text:p>3724.39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0" calcext:value-type="float">
            <text:p>10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3.004" calcext:value-type="float">
            <text:p>3663.00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756.01" calcext:value-type="float">
            <text:p>3756.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5.319" calcext:value-type="float">
            <text:p>3745.3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2" calcext:value-type="float">
            <text:p>12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59.399" calcext:value-type="float">
            <text:p>3759.399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3" calcext:value-type="float">
            <text:p>13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52.245" calcext:value-type="float">
            <text:p>3752.24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4" calcext:value-type="float">
            <text:p>14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56.307" calcext:value-type="float">
            <text:p>3656.30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5" calcext:value-type="float">
            <text:p>15</text:p>
          </table:table-cell>
          <table:table-cell office:value-type="float" office:value="3867.574" calcext:value-type="float">
            <text:p>3867.57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17.472" calcext:value-type="float">
            <text:p>3717.47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6" calcext:value-type="float">
            <text:p>16</text:p>
          </table:table-cell>
          <table:table-cell office:value-type="float" office:value="3774.155" calcext:value-type="float">
            <text:p>3774.1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96.858" calcext:value-type="float">
            <text:p>3696.85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7" calcext:value-type="float">
            <text:p>17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38.318" calcext:value-type="float">
            <text:p>3738.31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8" calcext:value-type="float">
            <text:p>18</text:p>
          </table:table-cell>
          <table:table-cell office:value-type="float" office:value="3810.976" calcext:value-type="float">
            <text:p>3810.97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24.395" calcext:value-type="float">
            <text:p>3724.395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9" calcext:value-type="float">
            <text:p>19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45.319" calcext:value-type="float">
            <text:p>3745.3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551.136" calcext:value-type="float">
            <text:p>3551.136</text:p>
          </table:table-cell>
          <table:table-cell office:value-type="float" office:value="20" calcext:value-type="float">
            <text:p>20</text:p>
          </table:table-cell>
          <table:table-cell office:value-type="float" office:value="3792.476" calcext:value-type="float">
            <text:p>3792.47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63.004" calcext:value-type="float">
            <text:p>3663.00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1" calcext:value-type="float">
            <text:p>21</text:p>
          </table:table-cell>
          <table:table-cell office:value-type="float" office:value="3867.574" calcext:value-type="float">
            <text:p>3867.57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83.241" calcext:value-type="float">
            <text:p>3683.24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2" calcext:value-type="float">
            <text:p>22</text:p>
          </table:table-cell>
          <table:table-cell office:value-type="float" office:value="3867.574" calcext:value-type="float">
            <text:p>3867.57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59.399" calcext:value-type="float">
            <text:p>3759.39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3" calcext:value-type="float">
            <text:p>23</text:p>
          </table:table-cell>
          <table:table-cell office:value-type="float" office:value="3774.155" calcext:value-type="float">
            <text:p>3774.155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76.471" calcext:value-type="float">
            <text:p>3676.47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4" calcext:value-type="float">
            <text:p>24</text:p>
          </table:table-cell>
          <table:table-cell office:value-type="float" office:value="3848.522" calcext:value-type="float">
            <text:p>3848.52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24.395" calcext:value-type="float">
            <text:p>3724.395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5" calcext:value-type="float">
            <text:p>25</text:p>
          </table:table-cell>
          <table:table-cell office:value-type="float" office:value="3792.476" calcext:value-type="float">
            <text:p>3792.476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9.725" calcext:value-type="float">
            <text:p>3669.72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6" calcext:value-type="float">
            <text:p>26</text:p>
          </table:table-cell>
          <table:table-cell office:value-type="float" office:value="3792.476" calcext:value-type="float">
            <text:p>3792.4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7.879" calcext:value-type="float">
            <text:p>3787.87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7" calcext:value-type="float">
            <text:p>27</text:p>
          </table:table-cell>
          <table:table-cell office:value-type="float" office:value="3738.038" calcext:value-type="float">
            <text:p>3738.03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3.704" calcext:value-type="float">
            <text:p>3703.70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8" calcext:value-type="float">
            <text:p>28</text:p>
          </table:table-cell>
          <table:table-cell office:value-type="float" office:value="3867.574" calcext:value-type="float">
            <text:p>3867.574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45.319" calcext:value-type="float">
            <text:p>3745.319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29" calcext:value-type="float">
            <text:p>29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03.704" calcext:value-type="float">
            <text:p>3703.70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551.136" calcext:value-type="float">
            <text:p>3551.136</text:p>
          </table:table-cell>
          <table:table-cell office:value-type="float" office:value="30" calcext:value-type="float">
            <text:p>30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4:.B33])" office:value-type="float" office:value="3726.17376666667" calcext:value-type="float">
            <text:p>3726.174</text:p>
          </table:table-cell>
          <table:table-cell table:style-name="ce1" office:value-type="string" calcext:value-type="string">
            <text:p>mean</text:p>
          </table:table-cell>
          <table:table-cell table:style-name="ce3" table:formula="of:=AVERAGE([.D4:.D33])" office:value-type="float" office:value="3783.36933333333" calcext:value-type="float">
            <text:p>3783.369</text:p>
          </table:table-cell>
          <table:table-cell table:style-name="ce1" office:value-type="string" calcext:value-type="string">
            <text:p>mean</text:p>
          </table:table-cell>
          <table:table-cell table:style-name="ce3" table:formula="of:=AVERAGE([.F4:.F33])" office:value-type="float" office:value="3820.49546666667" calcext:value-type="float">
            <text:p>3820.4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 dev</text:p>
          </table:table-cell>
          <table:table-cell table:formula="of:=STDEV([.B4:.B33])" office:value-type="float" office:value="41.7345047525866" calcext:value-type="float">
            <text:p>41.735</text:p>
          </table:table-cell>
          <table:table-cell table:style-name="ce1" office:value-type="string" calcext:value-type="string">
            <text:p>st dev</text:p>
          </table:table-cell>
          <table:table-cell table:style-name="ce3" table:formula="of:=STDEV([.D4:.D33])" office:value-type="float" office:value="110.302028161969" calcext:value-type="float">
            <text:p>110.302</text:p>
          </table:table-cell>
          <table:table-cell table:style-name="ce1" office:value-type="string" calcext:value-type="string">
            <text:p>st dev</text:p>
          </table:table-cell>
          <table:table-cell table:style-name="ce3" table:formula="of:=STDEV([.F4:.F33])" office:value-type="float" office:value="34.8550670879536" calcext:value-type="float">
            <text:p>34.8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er, Upper Bound</text:p>
          </table:table-cell>
          <table:table-cell office:value-type="string" calcext:value-type="string">
            <text:p>(3600.969, 3851.379)</text:p>
          </table:table-cell>
          <table:table-cell office:value-type="string" calcext:value-type="string">
            <text:p>Lower, Upper Bound</text:p>
          </table:table-cell>
          <table:table-cell office:value-type="string" calcext:value-type="string">
            <text:p>(3452.463, 4114.275)</text:p>
          </table:table-cell>
          <table:table-cell office:value-type="string" calcext:value-type="string">
            <text:p>Lower, Upper Bound</text:p>
          </table:table-cell>
          <table:table-cell office:value-type="string" calcext:value-type="string">
            <text:p>(3715.839, 3925.15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F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MB</text:p>
          </table:table-cell>
          <table:table-cell office:value-type="string" calcext:value-type="string">
            <text:p>Throughput (KB/S)</text:p>
          </table:table-cell>
          <table:table-cell table:style-name="ce1" office:value-type="string" calcext:value-type="string">
            <text:p>10MB</text:p>
          </table:table-cell>
          <table:table-cell office:value-type="string" calcext:value-type="string">
            <text:p>Throughput (KB/S)</text:p>
          </table:table-cell>
          <table:table-cell table:style-name="ce1" office:value-type="string" calcext:value-type="string">
            <text:p>100MB</text:p>
          </table:table-cell>
          <table:table-cell office:value-type="string" calcext:value-type="string">
            <text:p>Throughput (KB/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" calcext:value-type="float">
            <text:p>1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" calcext:value-type="float">
            <text:p>2</text:p>
          </table:table-cell>
          <table:table-cell office:value-type="float" office:value="3829.657" calcext:value-type="float">
            <text:p>3829.6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3" calcext:value-type="float">
            <text:p>3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4" calcext:value-type="float">
            <text:p>4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5" calcext:value-type="float">
            <text:p>5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906.25" calcext:value-type="float">
            <text:p>3906.25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3906.25" calcext:value-type="float">
            <text:p>3906.25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906.25" calcext:value-type="float">
            <text:p>3906.25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906.25" calcext:value-type="float">
            <text:p>3906.25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8" calcext:value-type="float">
            <text:p>8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9: 2604.167 thrown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906.25" calcext:value-type="float">
            <text:p>3906.25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3810.976" calcext:value-type="float">
            <text:p>3810.97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111.842" calcext:value-type="float">
            <text:p>4111.842</text:p>
          </table:table-cell>
          <table:table-cell office:value-type="float" office:value="10" calcext:value-type="float">
            <text:p>10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111.842" calcext:value-type="float">
            <text:p>4111.842</text:p>
          </table:table-cell>
          <table:table-cell office:value-type="float" office:value="11" calcext:value-type="float">
            <text:p>11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2" calcext:value-type="float">
            <text:p>12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3" calcext:value-type="float">
            <text:p>13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4" calcext:value-type="float">
            <text:p>14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5" calcext:value-type="float">
            <text:p>15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6" calcext:value-type="float">
            <text:p>16</text:p>
          </table:table-cell>
          <table:table-cell office:value-type="float" office:value="3886.816" calcext:value-type="float">
            <text:p>3886.816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720.238" calcext:value-type="float">
            <text:p>3720.238</text:p>
          </table:table-cell>
          <table:table-cell office:value-type="float" office:value="17" calcext:value-type="float">
            <text:p>17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8" calcext:value-type="float">
            <text:p>18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19" calcext:value-type="float">
            <text:p>19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0" calcext:value-type="float">
            <text:p>20</text:p>
          </table:table-cell>
          <table:table-cell office:value-type="float" office:value="3925.879" calcext:value-type="float">
            <text:p>3925.87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1" calcext:value-type="float">
            <text:p>21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111.842" calcext:value-type="float">
            <text:p>4111.842</text:p>
          </table:table-cell>
          <table:table-cell office:value-type="float" office:value="22" calcext:value-type="float">
            <text:p>22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3" calcext:value-type="float">
            <text:p>23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4" calcext:value-type="float">
            <text:p>24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5" calcext:value-type="float">
            <text:p>25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4111.842" calcext:value-type="float">
            <text:p>4111.842</text:p>
          </table:table-cell>
          <table:table-cell office:value-type="float" office:value="26" calcext:value-type="float">
            <text:p>26</text:p>
          </table:table-cell>
          <table:table-cell office:value-type="float" office:value="3945.707" calcext:value-type="float">
            <text:p>3945.707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7" calcext:value-type="float">
            <text:p>27</text:p>
          </table:table-cell>
          <table:table-cell office:value-type="float" office:value="3985.969" calcext:value-type="float">
            <text:p>3985.96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8" calcext:value-type="float">
            <text:p>28</text:p>
          </table:table-cell>
          <table:table-cell office:value-type="float" office:value="3886.816" calcext:value-type="float">
            <text:p>3886.81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29" calcext:value-type="float">
            <text:p>29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6.25" calcext:value-type="float">
            <text:p>3906.25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906.25" calcext:value-type="float">
            <text:p>3906.250</text:p>
          </table:table-cell>
          <table:table-cell office:value-type="float" office:value="30" calcext:value-type="float">
            <text:p>30</text:p>
          </table:table-cell>
          <table:table-cell office:value-type="float" office:value="3965.736" calcext:value-type="float">
            <text:p>3965.7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39:.B68])" office:value-type="float" office:value="3906.25" calcext:value-type="float">
            <text:p>3906.250</text:p>
          </table:table-cell>
          <table:table-cell table:style-name="ce1" office:value-type="string" calcext:value-type="string">
            <text:p>mean</text:p>
          </table:table-cell>
          <table:table-cell table:style-name="ce3" table:formula="of:=AVERAGE([.D39:.D68])" office:value-type="float" office:value="3927.46186666667" calcext:value-type="float">
            <text:p>3927.462</text:p>
          </table:table-cell>
          <table:table-cell table:style-name="ce1" office:value-type="string" calcext:value-type="string">
            <text:p>mean</text:p>
          </table:table-cell>
          <table:table-cell table:style-name="ce3" table:formula="of:=AVERAGE([.F39:.F68])" office:value-type="float" office:value="3948.1638" calcext:value-type="float">
            <text:p>3948.1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 dev</text:p>
          </table:table-cell>
          <table:table-cell table:formula="of:=STDEV([.B39:.B68])" office:value-type="float" office:value="0" calcext:value-type="float">
            <text:p>0.000</text:p>
          </table:table-cell>
          <table:table-cell table:style-name="ce1" office:value-type="string" calcext:value-type="string">
            <text:p>st dev</text:p>
          </table:table-cell>
          <table:table-cell table:style-name="ce3" table:formula="of:=STDEV([.D39:.D68])" office:value-type="float" office:value="80.9798713549932" calcext:value-type="float">
            <text:p>80.980</text:p>
          </table:table-cell>
          <table:table-cell table:style-name="ce1" office:value-type="string" calcext:value-type="string">
            <text:p>st dev</text:p>
          </table:table-cell>
          <table:table-cell table:style-name="ce3" table:formula="of:=STDEV([.F39:.F68])" office:value-type="float" office:value="43.0421070087388" calcext:value-type="float">
            <text:p>43.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er, Upper Bound</text:p>
          </table:table-cell>
          <table:table-cell table:style-name="ce4" office:value-type="string" calcext:value-type="string">
            <text:p>(3625.12, 4100.574)</text:p>
          </table:table-cell>
          <table:table-cell office:value-type="string" calcext:value-type="string">
            <text:p>Lower, Upper Bound</text:p>
          </table:table-cell>
          <table:table-cell table:style-name="ce1" office:value-type="string" calcext:value-type="string">
            <text:p>(3684.522, 4170.402)</text:p>
          </table:table-cell>
          <table:table-cell office:value-type="string" calcext:value-type="string">
            <text:p>Lower, Upper Bound</text:p>
          </table:table-cell>
          <table:table-cell table:style-name="ce1" office:value-type="string" calcext:value-type="string">
            <text:p>(3819.038, 4077.20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Bounds</text:p>
          </table:table-cell>
          <table:table-cell table:style-name="ce4" office:value-type="float" office:value="3906.25" calcext:value-type="float">
            <text:p>3906.250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Tiral 9, 2604.167 had a z score of 5.48 therefore thrown</text:p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5:57:26.70596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2:40:26.688337056</meta:creation-date>
    <dc:date>2016-03-30T17:18:18.626781292</dc:date>
    <meta:editing-duration>PT10M8S</meta:editing-duration>
    <meta:editing-cycles>2</meta:editing-cycles>
    <meta:generator>LibreOffice/4.2.8.2$Linux_X86_64 LibreOffice_project/420m0$Build-2</meta:generator>
    <meta:document-statistic meta:table-count="1" meta:cell-count="413" meta:object-count="0"/>
  </office:meta>
</office:document-meta>
</file>